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seudocode</text:p>
      <text:p text:style-name="Standard"/>
      <text:h text:style-name="Heading_20_1" text:outline-level="1">Lawnmower sort:</text:h>
      <text:p text:style-name="Standard"/>
      <text:p text:style-name="Standard"/>
      <text:p text:style-name="Standard">int swaps = 0; <text:s text:c="35"/><text:tab/><text:tab/><text:tab/><text:tab/> <text:s text:c="3"/>//1 step</text:p>
      <text:p text:style-name="Standard">for (int i = 0; i &lt; disks.size() / 4; i++){ <text:s text:c="19"/><text:tab/><text:tab/> <text:s text:c="2"/>//n/2 times</text:p>
      <text:p text:style-name="Standard"><text:s text:c="4"/>for (int j = 0; j &lt; disks.size() - 2; j++){ <text:s text:c="15"/><text:tab/><text:tab/> <text:s text:c="2"/>//n-1 times</text:p>
      <text:p text:style-name="Standard"><text:s text:c="8"/>if (disks[j] == LIGHT &amp;&amp; disks[j+1] == DARK){ <text:s text:c="7"/>//4 steps</text:p>
      <text:p text:style-name="Standard"><text:s text:c="12"/>temp = disks[j]; <text:s text:c="19"/><text:tab/><text:tab/><text:tab/><text:tab/> <text:s/>//1 step</text:p>
      <text:p text:style-name="Standard"><text:s text:c="12"/>disks[j] = disks[j+1]; <text:s text:c="19"/><text:tab/><text:tab/><text:tab/> <text:s/>//2 steps</text:p>
      <text:p text:style-name="Standard"><text:s text:c="12"/>disks[j+1] = temp; <text:s text:c="19"/><text:tab/><text:tab/> <text:s text:c="12"/>//2 steps</text:p>
      <text:p text:style-name="Standard"><text:s text:c="12"/>swaps++; <text:s text:c="23"/><text:tab/><text:tab/><text:tab/><text:tab/> //1 step</text:p>
      <text:p text:style-name="Standard"><text:s text:c="8"/>}</text:p>
      <text:p text:style-name="Standard"><text:s text:c="4"/>}</text:p>
      <text:p text:style-name="Standard"><text:s text:c="4"/>for (int k = disks.size() - 1; k &gt; 0; k--){ <text:s text:c="15"/><text:tab/><text:tab/> <text:s text:c="3"/>//n-1 times</text:p>
      <text:p text:style-name="Standard"><text:s text:c="8"/>if (disks[k] == DARK &amp;&amp; disks[k-1] == LIGHT){ <text:s text:c="7"/>//4 steps</text:p>
      <text:p text:style-name="Standard"><text:s text:c="12"/>temp = disks[k]; <text:s text:c="19"/><text:tab/><text:tab/><text:tab/><text:tab/> <text:s text:c="2"/>//1 step</text:p>
      <text:p text:style-name="Standard"><text:s text:c="12"/>disks[k] = disks[k-1]; <text:s text:c="19"/><text:tab/><text:tab/><text:tab/> <text:s/>//2 steps</text:p>
      <text:p text:style-name="Standard"><text:s text:c="12"/>disks[k-1] = temp; <text:s text:c="19"/><text:tab/><text:tab/><text:tab/> <text:s/>//2 steps</text:p>
      <text:p text:style-name="Standard"><text:s text:c="12"/>swaps++; <text:s text:c="23"/><text:tab/><text:tab/><text:tab/><text:tab/> <text:s/>//1 step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>S.C. = 1 + (n/2 * ((n-1) * (4 + 1 + 2 + 2 + 1)) * ((n-1) * (4 + 1 + 2 + 2 + 1)))</text:p>
      <text:p text:style-name="Standard"><text:s text:c="4"/>= 1 + (10n3 - 200n2 + 100n)/2 = f(n)</text:p>
      <text:p text:style-name="Standard"/>
      <text:p text:style-name="Standard">f(n) is O(n3) if f(n) &lt;= cn3 for some n &gt;= n0:</text:p>
      <text:p text:style-name="Standard"><text:s text:c="4"/>Left c = 156 (1 + 10/2 + 200/2 + 100/2). If 1 + (10n3 - 200n2 + 100n)/2 &lt;= cn3 for some n &gt;= n0, then:</text:p>
      <text:p text:style-name="Standard"><text:s text:c="4"/></text:p>
      <text:p text:style-name="Standard"><text:s text:c="8"/>1/n3 + (10n3 - 200n2 + 100n)/2n3 &lt;= 156</text:p>
      <text:p text:style-name="Standard"><text:s text:c="16"/>Or:</text:p>
      <text:p text:style-name="Standard"><text:s text:c="8"/>1/n3 + 5 - 100/n + 50/n2 &lt;= 156, which is true for n &gt;= 1.</text:p>
      <text:p text:style-name="Standard">Therefore, the Big-Oh condition holds for n &gt;= n0 = 1 and c &gt;= 156.</text:p>
      <text:p text:style-name="Standard">Alternate Sort</text:p>
      <text:p text:style-name="Standard"/>
      <text:p text:style-name="Standard">int swaps = 0; <text:s text:c="31"/>//1 step</text:p>
      <text:p text:style-name="Standard">for (int i = 0; i &lt; disks.count() / 2; i++){ <text:s text:c="15"/>//n times</text:p>
      <text:p text:style-name="Standard"><text:s text:c="4"/>for (int k = i; k+1 &lt; disks.count(); k+=2){ <text:s text:c="11"/>//</text:p>
      <text:p text:style-name="Standard"><text:s text:c="8"/>if (disks[k] == LIGHT &amp;&amp; disks[k+1] == DARK){</text:p>
      <text:p text:style-name="Standard"><text:s text:c="12"/>temp = disks[k];</text:p>
      <text:p text:style-name="Standard"><text:s text:c="12"/>disks[k] = disks[k+1];</text:p>
      <text:p text:style-name="Standard"><text:s text:c="12"/>disks[k+1] = temp;</text:p>
      <text:p text:style-name="Standard"><text:soft-page-break/><text:s text:c="12"/>swaps++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S.C. =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Times New Roman" svg:font-family="'Times New Roman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19T22:23:48.344000000</meta:creation-date>
    <dc:date>2021-07-19T22:26:26.067000000</dc:date>
    <meta:editing-duration>PT2M37S</meta:editing-duration>
    <meta:editing-cycles>1</meta:editing-cycles>
    <meta:document-statistic meta:table-count="0" meta:image-count="0" meta:object-count="0" meta:page-count="2" meta:paragraph-count="43" meta:word-count="283" meta:character-count="1872" meta:non-whitespace-character-count="978"/>
    <meta:generator>LibreOffice/7.1.2.2$Windows_X86_64 LibreOffice_project/8a45595d069ef5570103caea1b71cc9d82b2aae4</meta:generator>
  </office:meta>
</office:document-meta>
</file>